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8">
            <text:p>1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3">
            <text:p>2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8">
            <text:p>1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971">
            <text:p>2971</text:p>
          </table:table-cell>
          <table:table-cell table:style-name="ce22" office:value-type="float" office:value="535">
            <text:p>53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92">
            <text:p>9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47">
            <text:p>1347</text:p>
          </table:table-cell>
          <table:table-cell table:style-name="ce22" office:value-type="float" office:value="543">
            <text:p>54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">
            <text:p>1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9">
            <text:p>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4">
            <text:p>1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73">
            <text:p>7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26">
            <text:p>1326</text:p>
          </table:table-cell>
          <table:table-cell table:style-name="ce22" office:value-type="float" office:value="200">
            <text:p>20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34">
            <text:p>3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198">
            <text:p>7198</text:p>
          </table:table-cell>
          <table:table-cell table:style-name="ce22" office:value-type="float" office:value="1613">
            <text:p>161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563">
            <text:p>56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47">
            <text:p>4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44">
            <text:p>2444</text:p>
          </table:table-cell>
          <table:table-cell table:style-name="ce22" office:value-type="float" office:value="9">
            <text:p>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000">
            <text:p>4000</text:p>
          </table:table-cell>
          <table:table-cell table:style-name="ce22" office:value-type="float" office:value="15">
            <text:p>1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254">
            <text:p>25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111">
            <text:p>11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616">
            <text:p>7616</text:p>
          </table:table-cell>
          <table:table-cell table:style-name="ce22" office:value-type="float" office:value="199">
            <text:p>19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324">
            <text:p>16324</text:p>
          </table:table-cell>
          <table:table-cell table:style-name="ce22" office:value-type="float" office:value="1199">
            <text:p>119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522">
            <text:p>23522</text:p>
          </table:table-cell>
          <table:table-cell table:style-name="ce22" office:value-type="float" office:value="2812">
            <text:p>2812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